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cm"/>
          <style:tab-stop style:position="8.758cm"/>
          <style:tab-stop style:position="19.42cm"/>
        </style:tab-stops>
      </style:paragraph-properties>
      <style:text-properties fo:font-size="15pt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<text:tab/>Traduction<text:tab/>Référencé<text:tab/>Notes</text:p>
      <text:p text:style-name="P1"/>
      <text:p text:style-name="P1">DUKP<text:tab/>EN<text:tab/>1/4 (liste non mise à jour sur Beamdog)<text:tab/>Traduction anglaise du type google</text:p>
      <text:p text:style-name="P1">L'ogre et le gnome<text:tab/>EN / RU<text:tab/>NON</text:p>
      <text:p text:style-name="P1">L'interplan<text:tab/><text:tab/>1/4 (topic des modules de sorts sur Beamdog)</text:p>
      <text:p text:style-name="P1">Todd<text:tab/>EN<text:tab/>NON</text:p>
      <text:p text:style-name="P1">Autorest<text:tab/>EN<text:tab/>NON</text:p>
      <text:p text:style-name="P1">Au bonheur du tireur<text:tab/><text:tab/>NON<text:tab/>Facile à traduire si je retouve les textes ^^</text:p>
      <text:p text:style-name="P1">DAWAP<text:tab/>EN<text:tab/>N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3M23S</meta:editing-duration>
    <meta:editing-cycles>5</meta:editing-cycles>
    <meta:generator>OpenOffice/4.1.14$Win32 OpenOffice.org_project/4114m1$Build-9811</meta:generator>
    <dc:date>2023-10-19T21:56:09.67</dc:date>
    <meta:document-statistic meta:table-count="0" meta:image-count="0" meta:object-count="0" meta:page-count="1" meta:paragraph-count="8" meta:word-count="59" meta:character-count="308"/>
    <meta:user-defined meta:name="Info 1"/>
    <meta:user-defined meta:name="Info 2"/>
    <meta:user-defined meta:name="Info 3"/>
    <meta:user-defined meta:name="Info 4"/>
  </office:meta>
</office:document-meta>
</file>